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25-10-07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25-07-10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25-04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25-01-02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24-10-28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24-07-26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24-04-10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24-01-24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23-07-18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23-04-03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23-01-23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22-10-31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22-07-07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22-04-18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22-02-07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21-10-2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21-08-09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2936" calcext:value-type="float">
            <text:p>20.4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21-03-29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21-01-19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20-10-26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20-05-04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20-03-16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19-11-25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19-09-03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19-03-12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19-01-28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18-10-29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18-08-01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18-04-18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17-08-08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17-05-18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17-02-07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14-04-29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14-01-28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13-10-22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13-07-30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13-01-23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12-10-30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12-07-31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12-04-17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11-10-26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11-07-29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11-04-20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11-02-02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10-10-15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10-04-22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10-03-10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08-04-1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08-02-21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07-11-20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07-04-19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07-0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06-07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06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06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05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05-07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05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04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828" calcext:value-type="float">
            <text:p>20.5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04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04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04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03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03-07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03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03-0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02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02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02-0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01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01-07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01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00-12-26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00-11-0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00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2000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99-1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99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99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99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98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98-07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98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97-12-29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97-10-18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97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97-03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97-01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97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96-10-1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96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96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95-12-28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95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95-07-20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95-04-12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95-01-07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94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94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94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94-0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93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93-07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93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93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92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92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92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92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91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91-07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91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91-0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90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90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89-1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89-08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89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89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88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88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88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88-0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87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87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87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87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86-1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86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86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86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85-10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85-07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85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85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84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84-07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84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84-0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83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83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83-0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82-10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82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82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82-0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81-10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81-06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81-03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81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80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80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80-07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80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79-1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79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79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79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79-0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78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78-07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78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78-03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78-0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78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77-1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77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77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77-09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77-08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77-08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77-06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77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77-0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76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76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76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76-0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75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75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75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75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4436</text:p>
          </table:table-cell>
          <table:table-cell office:value-type="string" calcext:value-type="string">
            <text:p>36S/06W-27ACD</text:p>
          </table:table-cell>
          <table:table-cell office:value-type="string" calcext:value-type="string">
            <text:p>1974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0" meta:object-count="0"/>
    <meta:user-defined meta:name="AppVersion">3.0</meta:user-defined>
  </office:meta>
</office:document-meta>
</file>